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28eba" officeooo:paragraph-rsid="0014985f"/>
    </style:style>
    <style:style style:name="P2" style:family="paragraph" style:parent-style-name="Standard">
      <style:text-properties officeooo:rsid="00128eba" officeooo:paragraph-rsid="001537f8"/>
    </style:style>
    <style:style style:name="P3" style:family="paragraph" style:parent-style-name="Standard">
      <style:text-properties officeooo:rsid="00133360" officeooo:paragraph-rsid="0014985f"/>
    </style:style>
    <style:style style:name="P4" style:family="paragraph" style:parent-style-name="Standard">
      <style:text-properties officeooo:rsid="0014985f" officeooo:paragraph-rsid="0014985f"/>
    </style:style>
    <style:style style:name="P5" style:family="paragraph" style:parent-style-name="Standard">
      <style:text-properties officeooo:rsid="0014985f" officeooo:paragraph-rsid="001537f8"/>
    </style:style>
    <style:style style:name="P6" style:family="paragraph" style:parent-style-name="Standard">
      <style:text-properties officeooo:rsid="001537f8" officeooo:paragraph-rsid="001537f8"/>
    </style:style>
    <style:style style:name="P7" style:family="paragraph" style:parent-style-name="Standard">
      <style:text-properties officeooo:rsid="00179fe6" officeooo:paragraph-rsid="00179fe6"/>
    </style:style>
    <style:style style:name="P8" style:family="paragraph" style:parent-style-name="Standard">
      <style:text-properties officeooo:rsid="001bff56" officeooo:paragraph-rsid="001bff56"/>
    </style:style>
    <style:style style:name="P9" style:family="paragraph" style:parent-style-name="Standard">
      <style:text-properties fo:color="#ff0000" fo:font-size="16pt" officeooo:rsid="0014985f" officeooo:paragraph-rsid="0014985f" style:font-size-asian="16pt" style:font-size-complex="16pt"/>
    </style:style>
    <style:style style:name="T1" style:family="text">
      <style:text-properties officeooo:rsid="00133360"/>
    </style:style>
    <style:style style:name="T2" style:family="text">
      <style:text-properties officeooo:rsid="0014985f"/>
    </style:style>
    <style:style style:name="T3" style:family="text">
      <style:text-properties officeooo:rsid="00179fe6"/>
    </style:style>
    <style:style style:name="T4" style:family="text">
      <style:text-properties officeooo:rsid="001b33d0"/>
    </style:style>
    <style:style style:name="T5" style:family="text">
      <style:text-properties officeooo:rsid="001bd56d"/>
    </style:style>
    <style:style style:name="T6" style:family="text">
      <style:text-properties officeooo:rsid="001bff5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Liste des taches</text:p>
      <text:p text:style-name="P4"/>
      <text:p text:style-name="P2">configurer <text:s/><text:span text:style-name="T2">Seveur</text:span><text:tab/><text:tab/><text:tab/><text:tab/><text:tab/><text:tab/>30min</text:p>
      <text:p text:style-name="P5"><text:bookmark-start text:name="__DdeLink__3723_2854307600"/>installer Apache2<text:tab/><text:bookmark-end text:name="__DdeLink__3723_2854307600"/><text:tab/><text:tab/><text:tab/><text:tab/><text:tab/><text:span text:style-name="T4">2</text:span>0 min</text:p>
      <text:p text:style-name="P5"><text:bookmark-start text:name="__DdeLink__3947_2854307600"/><text:bookmark-start text:name="__DdeLink__3725_2854307600"/>installer Mysql<text:bookmark-end text:name="__DdeLink__3725_2854307600"/><text:tab/><text:bookmark-end text:name="__DdeLink__3947_2854307600"/><text:tab/><text:tab/><text:tab/><text:tab/><text:tab/><text:span text:style-name="T4">2</text:span>0 min</text:p>
      <text:p text:style-name="P5"><text:bookmark-start text:name="__DdeLink__3949_2854307600"/><text:bookmark-start text:name="__DdeLink__3727_2854307600"/>installer Phpmyadmin<text:tab/><text:bookmark-end text:name="__DdeLink__3949_2854307600"/><text:tab/><text:bookmark-end text:name="__DdeLink__3727_2854307600"/><text:tab/><text:tab/><text:tab/><text:tab/><text:span text:style-name="T4">2</text:span>0 min</text:p>
      <text:p text:style-name="P5"/>
      <text:p text:style-name="P1"><text:bookmark-start text:name="__DdeLink__3953_2854307600"/><text:bookmark-start text:name="__DdeLink__3729_2854307600"/>Configurer le<text:span text:style-name="T2">s switch:Sw1, Sw2 et Switch_Lycée</text:span><text:bookmark-end text:name="__DdeLink__3953_2854307600"/><text:bookmark-end text:name="__DdeLink__3729_2854307600"/><text:tab/><text:tab/><text:span text:style-name="T4">4</text:span>0min</text:p>
      <text:p text:style-name="P1"><text:bookmark-start text:name="__DdeLink__3955_2854307600"/><text:bookmark-start text:name="__DdeLink__3734_2854307600"/>configurer <text:s/>SSH<text:bookmark-end text:name="__DdeLink__3955_2854307600"/><text:tab/><text:bookmark-end text:name="__DdeLink__3734_2854307600"/><text:tab/><text:tab/><text:tab/><text:tab/><text:tab/>30min</text:p>
      <text:p text:style-name="P1"><text:bookmark-start text:name="__DdeLink__3957_2854307600"/><text:bookmark-start text:name="__DdeLink__3732_2854307600"/>configurer <text:s/><text:span text:style-name="T1">les routeurs Rsnir, R1 et R2</text:span><text:bookmark-end text:name="__DdeLink__3957_2854307600"/><text:bookmark-end text:name="__DdeLink__3732_2854307600"/><text:tab/><text:tab/><text:tab/><text:span text:style-name="T4">40</text:span>min</text:p>
      <text:p text:style-name="P1"/>
      <text:p text:style-name="P1"><text:bookmark-start text:name="__DdeLink__3960_2854307600"/><text:bookmark-start text:name="__DdeLink__3736_2854307600"/>Configurer le point d’accès WIFI<text:bookmark-end text:name="__DdeLink__3736_2854307600"/><text:tab/><text:tab/><text:bookmark-end text:name="__DdeLink__3960_2854307600"/><text:tab/><text:tab/><text:span text:style-name="T2">4</text:span>0min</text:p>
      <text:p text:style-name="P3"><text:bookmark-start text:name="__DdeLink__3951_2854307600"/><text:bookmark-start text:name="__DdeLink__3738_2854307600"/>Câblage du réseau (brassage dans la baie)<text:bookmark-end text:name="__DdeLink__3951_2854307600"/><text:tab/><text:bookmark-end text:name="__DdeLink__3738_2854307600"/><text:tab/><text:tab/><text:span text:style-name="T2">4</text:span>0min</text:p>
      <text:p text:style-name="P1"/>
      <text:p text:style-name="P5"><text:bookmark-start text:name="__DdeLink__3962_2854307600"/><text:bookmark-start text:name="__DdeLink__3740_2854307600"/>installer Logica sur <text:span text:style-name="T4">les </text:span>PC<text:bookmark-end text:name="__DdeLink__3962_2854307600"/><text:bookmark-end text:name="__DdeLink__3740_2854307600"/><text:tab/><text:tab/><text:tab/><text:tab/><text:tab/><text:span text:style-name="T4">6</text:span>0 min</text:p>
      <text:p text:style-name="P6"><text:bookmark-start text:name="__DdeLink__3965_2854307600"/><text:bookmark-start text:name="__DdeLink__3742_2854307600"/>Configurer Logica sur les postes<text:bookmark-end text:name="__DdeLink__3742_2854307600"/><text:tab/><text:bookmark-end text:name="__DdeLink__3965_2854307600"/><text:tab/><text:tab/><text:tab/>60 min</text:p>
      <text:p text:style-name="P5"/>
      <text:p text:style-name="P4"><text:bookmark-start text:name="__DdeLink__3967_2854307600"/><text:bookmark-start text:name="__DdeLink__3748_2854307600"/>installation certificats de sécurité<text:tab/><text:bookmark-end text:name="__DdeLink__3967_2854307600"/><text:bookmark-end text:name="__DdeLink__3748_2854307600"/><text:tab/><text:tab/><text:tab/><text:span text:style-name="T5">9</text:span>0 min</text:p>
      <text:p text:style-name="P4"/>
      <text:p text:style-name="P7"><text:bookmark-start text:name="__DdeLink__3751_2854307600"/><text:bookmark-start text:name="__DdeLink__3971_2854307600"/><text:bookmark-start text:name="__DdeLink__3969_2854307600"/>créer le site web<text:bookmark-end text:name="__DdeLink__3971_2854307600"/><text:bookmark-end text:name="__DdeLink__3969_2854307600"/><text:tab/><text:bookmark-end text:name="__DdeLink__3751_2854307600"/><text:tab/><text:tab/><text:tab/><text:tab/><text:tab/><text:span text:style-name="T6">9</text:span>0 min</text:p>
      <text:p text:style-name="P8"><text:bookmark-start text:name="__DdeLink__3973_2854307600"/>création de la base de donnée<text:bookmark-end text:name="__DdeLink__3973_2854307600"/><text:span text:style-name="T3"><text:tab/><text:tab/><text:tab/><text:tab/><text:tab/></text:span>9<text:span text:style-name="T3">0 min</text:span></text:p>
      <text:p text:style-name="P4"/>
      <text:p text:style-name="P1"><text:bookmark-start text:name="__DdeLink__3753_2854307600"/>Effectuer les tests <text:bookmark-end text:name="__DdeLink__3753_2854307600"/><text:tab/><text:tab/><text:tab/><text:tab/><text:tab/><text:tab/><text:span text:style-name="T5">10</text:span>0m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SIMIER</meta:initial-creator>
    <meta:creation-date>2018-04-19T15:44:23.530304267</meta:creation-date>
    <dc:date>2019-04-25T11:07:53.679546547</dc:date>
    <meta:editing-duration>PT34M10S</meta:editing-duration>
    <meta:editing-cycles>6</meta:editing-cycles>
    <meta:generator>LibreOffice/6.1.5.2$Linux_X86_64 LibreOffice_project/10$Build-2</meta:generator>
    <meta:document-statistic meta:table-count="0" meta:image-count="0" meta:object-count="0" meta:page-count="1" meta:paragraph-count="16" meta:word-count="88" meta:character-count="577" meta:non-whitespace-character-count="444"/>
  </office:meta>
</office:document-meta>
</file>